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sul1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sul1"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su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Asul1" fo:font-size="14pt" style:font-size-asian="12.25pt" style:font-size-complex="14pt"/>
    </style:style>
    <style:style style:name="P25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0" style:family="paragraph" style:parent-style-name="Standard">
      <style:text-properties fo:font-size="14pt" style:font-size-asian="12.25pt" style:font-size-complex="14pt"/>
    </style:style>
    <style:style style:name="P31" style:family="paragraph" style:parent-style-name="Standard">
      <style:text-properties fo:font-size="12pt" style:font-size-asian="10.5pt" style:font-size-complex="12pt"/>
    </style:style>
    <style:style style:name="P3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sul1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style:font-size-asian="40pt" style:font-weight-asian="bold" style:font-size-complex="40pt" style:font-weight-complex="bold"/>
    </style:style>
    <style:style style:name="P4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4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5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sul1"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Asul1" fo:font-size="14pt" fo:font-weight="normal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sul1" fo:font-size="14pt" style:font-size-asian="12.25pt" style:font-size-complex="14pt"/>
    </style:style>
    <style:style style:name="P49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style:font-size-asian="12.25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Asul1" fo:font-size="10pt" style:font-size-asian="10pt" style:font-size-complex="10pt"/>
    </style:style>
    <style:style style:name="P51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52" style:family="paragraph" style:parent-style-name="Section_20_Title">
      <style:text-properties fo:font-size="12pt" style:font-size-asian="10.5pt" style:font-size-complex="12pt"/>
    </style:style>
    <style:style style:name="P53" style:family="paragraph" style:parent-style-name="Section_20_Title">
      <style:text-properties fo:font-weight="normal" style:font-weight-asian="normal" style:font-weight-complex="normal"/>
    </style:style>
    <style:style style:name="P5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sul1" fo:font-size="10pt" style:font-size-asian="10pt" style:font-size-complex="10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ZED</text:p>
      <text:p text:style-name="P28"/>
      <text:p text:style-name="P29">Software Requirements Specificatio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Open Game Developers</text:p>
      <text:p text:style-name="P21"/>
      <text:p text:style-name="P21"/>
      <text:p text:style-name="P21"/>
      <text:p text:style-name="P21"/>
      <text:p text:style-name="P21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33">[Version: 0.0.0.1]</text:p>
          </table:table-cell>
          <table:table-cell table:style-name="VersionDate.A1" office:value-type="string">
            <text:p text:style-name="P34">[Date: <text:date style:data-style-name="N110" text:date-value="2012-10-01T02:11:02.99">01|10|2012</text:date>]</text:p>
          </table:table-cell>
        </table:table-row>
      </table:table>
      <text:p text:style-name="P26"><text:soft-page-break/></text:p>
      <text:p text:style-name="P42"/>
      <text:p text:style-name="P20"/>
      <text:p text:style-name="P20"/>
      <text:p text:style-name="P25">Change Log</text:p>
      <text:p text:style-name="P19"><draw:line text:anchor-type="paragraph" draw:z-index="0" draw:style-name="gr1" draw:text-style-name="P54" svg:x1="6.6728in" svg:y1="0.1854in" svg:x2="0.0382in" svg:y2="0.1374in"><text:p/></draw:line></text:p>
      <text:p text:style-name="P19"/>
      <text:p text:style-name="P19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36">Version</text:p>
          </table:table-cell>
          <table:table-cell table:style-name="ChangeLog.A1" office:value-type="string">
            <text:p text:style-name="P36">Author</text:p>
          </table:table-cell>
          <table:table-cell table:style-name="ChangeLog.C1" office:value-type="string">
            <text:p text:style-name="P36">Changes</text:p>
          </table:table-cell>
        </table:table-row>
        <table:table-row>
          <table:table-cell table:style-name="ChangeLog.A2" office:value-type="string">
            <text:p text:style-name="P35">0.0.0.0</text:p>
          </table:table-cell>
          <table:table-cell table:style-name="ChangeLog.A2" office:value-type="string">
            <text:p text:style-name="P35">Rico</text:p>
          </table:table-cell>
          <table:table-cell table:style-name="ChangeLog.C2" office:value-type="string">
            <text:p text:style-name="Table_20_Contents"><text:span text:style-name="T2">Initial revision</text:span></text:p>
            <text:p text:style-name="P35">Created document structure</text:p>
          </table:table-cell>
        </table:table-row>
        <table:table-row>
          <table:table-cell table:style-name="ChangeLog.A2" office:value-type="string">
            <text:p text:style-name="P35">0.0.0.1</text:p>
          </table:table-cell>
          <table:table-cell table:style-name="ChangeLog.A2" office:value-type="string">
            <text:p text:style-name="P35">Rico</text:p>
          </table:table-cell>
          <table:table-cell table:style-name="ChangeLog.C2" office:value-type="string">
            <text:p text:style-name="Table_20_Contents"/>
          </table:table-cell>
        </table:table-row>
      </table:table>
      <text:p text:style-name="P19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/>
      <text:p text:style-name="P30"/>
      <text:p text:style-name="P30"/>
      <text:list xml:id="list89747471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7" draw:style-name="gr1" draw:text-style-name="P54" svg:x1="6.6728in" svg:y1="0.1854in" svg:x2="0.0382in" svg:y2="0.1374in"><text:p/></draw:line></text:p>
      <text:p text:style-name="P17"/>
      <text:p text:style-name="P17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Introduction<text:tab/>1</text:p>
          <text:p text:style-name="P39">Purpose<text:tab/>1</text:p>
          <text:p text:style-name="P39">Scope<text:tab/>1</text:p>
          <text:p text:style-name="P39">Definitions, Acronyms, Initialisms, and Abbreviations<text:tab/>1</text:p>
          <text:p text:style-name="P39">System Overview<text:tab/>1</text:p>
          <text:p text:style-name="P39">References<text:tab/>2</text:p>
          <text:p text:style-name="P38">Overall Description<text:tab/>3</text:p>
          <text:p text:style-name="P39">Product Perspective<text:tab/>3</text:p>
          <text:p text:style-name="P39">Product Functions<text:tab/>3</text:p>
          <text:p text:style-name="P39">User Characteristics<text:tab/>3</text:p>
          <text:p text:style-name="P39">Constraints<text:tab/>3</text:p>
          <text:p text:style-name="P39">Assumptions and Dependencies<text:tab/>3</text:p>
          <text:p text:style-name="P39">Assumptions and Dependencies<text:tab/>3</text:p>
          <text:p text:style-name="P38">Specific Requirements<text:tab/>5</text:p>
          <text:p text:style-name="P39">External Interface Requirements<text:tab/>5</text:p>
          <text:p text:style-name="P40">User Interfaces<text:tab/>5</text:p>
          <text:p text:style-name="P40">Hardware Interfaces<text:tab/>5</text:p>
          <text:p text:style-name="P40">Software Interfaces<text:tab/>5</text:p>
          <text:p text:style-name="P40">Communication Interfaces<text:tab/>5</text:p>
          <text:p text:style-name="P39">Functional Requirements<text:tab/>5</text:p>
          <text:p text:style-name="P39">Performance Requirements<text:tab/>5</text:p>
          <text:p text:style-name="P40">Standards<text:tab/>5</text:p>
          <text:p text:style-name="P40">Hardware Limitations<text:tab/>5</text:p>
          <text:p text:style-name="P39">Design Constraints<text:tab/>5</text:p>
          <text:p text:style-name="P40">Availability<text:tab/>5</text:p>
          <text:p text:style-name="P40">Security<text:tab/>5</text:p>
          <text:p text:style-name="P40">Maintainability<text:tab/>5</text:p>
          <text:p text:style-name="P39">Other Requirements<text:tab/>5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/>
      <text:p text:style-name="P23"/>
      <text:p text:style-name="P23"/>
      <text:list xml:id="list210160604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8" draw:style-name="gr1" draw:text-style-name="P54" svg:x1="6.6728in" svg:y1="0.1854in" svg:x2="0.0382in" svg:y2="0.1374in"><text:p/></draw:line></text:p>
      <text:p text:style-name="P7"/>
      <text:p text:style-name="P7"/>
      <text:p text:style-name="P10">This document will describe the ZED engine in terms of what the engine will be implementing in terms of requirements.</text:p>
      <text:p text:style-name="P10"/>
      <text:p text:style-name="P10">Early class names shall be described here.</text:p>
      <text:p text:style-name="P10"/>
      <text:p text:style-name="P10">API-specific information will not be described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3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5"/>
      <text:p text:style-name="P9"/>
      <text:p text:style-name="P9"/>
      <text:list xml:id="list19564177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34864904" text:outline-level="1"/>Introduction<text:toc-mark-end text:id="IMark34864904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9" draw:style-name="gr1" draw:text-style-name="P54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51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oc-mark-start text:id="IMark34864904" text:outline-level="2"/>Purpose<text:toc-mark-end text:id="IMark34864904"/></text:p>
      <text:p text:style-name="P12"/>
      <text:p text:style-name="P12">ZED is intended to provide a variety of components to aid in game development. <text:s/>Components which are supported by ZED are as follows:</text:p>
      <text:list xml:id="list8974747171" text:style-name="L1">
        <text:list-item>
          <text:p text:style-name="P46">2D and 3D Mathematics</text:p>
        </text:list-item>
        <text:list-item>
          <text:p text:style-name="P46">2D and 3D Graphics Rendering</text:p>
        </text:list-item>
        <text:list-item>
          <text:p text:style-name="P46">3D Animation</text:p>
        </text:list-item>
        <text:list-item>
          <text:p text:style-name="P46">Data Types</text:p>
        </text:list-item>
        <text:list-item>
          <text:p text:style-name="P46">Default Asset Handling</text:p>
        </text:list-item>
        <text:list-item>
          <text:p text:style-name="P46">Resource Management</text:p>
        </text:list-item>
        <text:list-item>
          <text:p text:style-name="P46">System Services</text:p>
        </text:list-item>
        <text:list-item>
          <text:p text:style-name="P46">Physics</text:p>
        </text:list-item>
        <text:list-item>
          <text:p text:style-name="P46">Artificial Intelligence</text:p>
        </text:list-item>
        <text:list-item>
          <text:p text:style-name="P46">Audio</text:p>
        </text:list-item>
        <text:list-item>
          <text:p text:style-name="P46">Input</text:p>
        </text:list-item>
        <text:list-item>
          <text:p text:style-name="P46">Networking</text:p>
        </text:list-item>
        <text:list-item>
          <text:p text:style-name="P46">Scripting</text:p>
        </text:list-item>
      </text:list>
      <text:p text:style-name="P12"/>
      <text:p text:style-name="P12">While these functions are provided by ZED, they are intended to be extended by the developer for their specific development needs.</text:p>
      <text:p text:style-name="P12"/>
      <text:p text:style-name="P12">ZED will be implemented on a wide variety of hardware. <text:s/>As not all hardware will be capable of accomplishing the same task, the API will need to accommodate these lesser hardware platforms. <text:s/>In addition to hardware limitations, some hardware will be more esoteric and will have to be handled appropriately.</text:p>
      <text:p text:style-name="P12"/>
      <text:p text:style-name="P12">Abstracting away all known APIs from the developer is the ultimate goal of ZED. <text:s/>As the engine is intended to be used by programmers who are not working on lower-level details such as which graphics API to use or how to correctly apply a texture to a mesh.</text:p>
      <text:p text:style-name="P24"/>
      <text:p text:style-name="P24"><text:toc-mark-start text:id="IMark62835112" text:outline-level="2"/>Scope<text:toc-mark-end text:id="IMark62835112"/></text:p>
      <text:p text:style-name="P12"/>
      <text:p text:style-name="P12">As there are a wide variety of components involved in the creation of the ZED engine, the scope of each will expand as needed. <text:s/>In the initial version of ZED, the API will offer a minimal set of functionality for developers to extend as they see fit. <text:s/>ZED will be available for Linux, Windows, <text:s/>Xbox, Pandora, and BlackBerry PlayBook initially.</text:p>
      <text:p text:style-name="P12"/>
      <text:p text:style-name="P24"><text:toc-mark-start text:id="IMark52860312" text:outline-level="2"/>Definitions, Acronyms, Initialisms, and Abbreviations<text:toc-mark-end text:id="IMark52860312"/></text:p>
      <text:p text:style-name="P12"/>
      <text:p text:style-name="P13">Definitions</text:p>
      <text:p text:style-name="P13"/>
      <text:p text:style-name="P13"><text:soft-page-break/>Acronyms</text:p>
      <text:p text:style-name="P12">ZED – The engine which this document is intended to put forth the requirement effort involved</text:p>
      <text:p text:style-name="P12"/>
      <text:p text:style-name="P13">Initialisms</text:p>
      <text:p text:style-name="P14">API – Application Programming Interface</text:p>
      <text:p text:style-name="P14"/>
      <text:p text:style-name="P13">Abbreviations</text:p>
      <text:p text:style-name="P14">Sockets – Windows or Berkeley Sockets API</text:p>
      <text:p text:style-name="P14">WinSock – Windows Sockets API</text:p>
      <text:p text:style-name="P14"/>
      <text:p text:style-name="P14"/>
      <text:p text:style-name="P14"/>
      <text:p text:style-name="P14"/>
      <text:p text:style-name="P24"><text:toc-mark-start text:id="IMark62835112" text:outline-level="2"/>System Overview<text:toc-mark-end text:id="IMark62835112"/></text:p>
      <text:p text:style-name="P12">ZED is intended to be as lightweight as possible and as optimised for each platform it supports. <text:s/>Modularity is important for the future expansion of the engine, thus there will be a heavy focus on keeping the system well documented and open for developers.</text:p>
      <text:p text:style-name="P12"/>
      <text:p text:style-name="P12">Following is a narrative on each system provided by ZED:</text:p>
      <text:p text:style-name="P12"/>
      <text:p text:style-name="P16">System Services</text:p>
      <text:p text:style-name="P11">Providing memory management, multi-threading, and platform information.</text:p>
      <text:p text:style-name="P11"/>
      <text:p text:style-name="P16">2D and 3D Mathematics</text:p>
      <text:p text:style-name="P15">Vectors, Matrices, Quaternions, Rays, Planes, Polygons, Axis-Aligned Bounding Boxes, and Orientated Bounding Boxes.</text:p>
      <text:p text:style-name="P15"/>
      <text:p text:style-name="P16">2D and 3D Graphics Rendering</text:p>
      <text:p text:style-name="P11">Direct3D, OpenGL, applying shaders to primitives, Textures, and Fonts.</text:p>
      <text:p text:style-name="P11"/>
      <text:p text:style-name="P16">Storage</text:p>
      <text:p text:style-name="P11">Reading/Writing files, and directories.</text:p>
      <text:p text:style-name="P11"/>
      <text:p text:style-name="P16">Input</text:p>
      <text:p text:style-name="P11">Keyboard, Mouse, Gamepad, Motion Controller.</text:p>
      <text:p text:style-name="P11"/>
      <text:p text:style-name="P16">Audio</text:p>
      <text:p text:style-name="P11">Multi-channel audio.</text:p>
      <text:p text:style-name="P11"/>
      <text:p text:style-name="P16">Networking</text:p>
      <text:p text:style-name="P11">Modem, Ethernet, Dead Reckoning, Multicasting.</text:p>
      <text:p text:style-name="P11"/>
      <text:p text:style-name="P16">Artificial Intelligence</text:p>
      <text:p text:style-name="P11">Finite State Machines, Behaviour Trees, A* Pathfinding, NavMesh, NavPoints, Steering.</text:p>
      <text:p text:style-name="P11"/>
      <text:p text:style-name="P16">Physics</text:p>
      <text:p text:style-name="P11">Rag Dolls, Collision.</text:p>
      <text:p text:style-name="P11"/>
      <text:p text:style-name="P16">Scripting</text:p>
      <text:p text:style-name="P11">ZED Scripting Language.</text:p>
      <text:p text:style-name="P12"/>
      <text:p text:style-name="P47"><text:toc-mark-start text:id="IMark40985272" text:outline-level="2"/>References<text:toc-mark-end text:id="IMark40985272"/></text:p>
      <text:p text:style-name="P49"/>
      <text:p text:style-name="P24"/>
      <text:p text:style-name="P24"/>
      <text:list xml:id="list258254353" text:continue-list="list195641775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40985272" text:outline-level="1"/>Overall Description<text:toc-mark-end text:id="IMark40985272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0" draw:style-name="gr1" draw:text-style-name="P54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52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oc-mark-start text:id="IMark40985272" text:outline-level="2"/>Product Perspective<text:toc-mark-end text:id="IMark40985272"/></text:p>
      <text:p text:style-name="P24"><text:toc-mark-start text:id="IMark65727240" text:outline-level="2"/>Product Functions<text:toc-mark-end text:id="IMark65727240"/></text:p>
      <text:p text:style-name="P24"><text:toc-mark-start text:id="IMark40985272" text:outline-level="2"/>User Characteristics<text:toc-mark-end text:id="IMark40985272"/></text:p>
      <text:p text:style-name="P24"><text:toc-mark-start text:id="IMark65727240" text:outline-level="2"/>Constraints<text:toc-mark-end text:id="IMark65727240"/></text:p>
      <text:p text:style-name="P47"><text:toc-mark-start text:id="IMark40985272" text:outline-level="2"/><text:toc-mark-start text:id="IMark65727240" text:outline-level="2"/>Assumptions and Dependencies<text:toc-mark-end text:id="IMark65727240"/><text:toc-mark-end text:id="IMark40985272"/></text:p>
      <text:p text:style-name="P24"/>
      <text:p text:style-name="P49"/>
      <text:p text:style-name="P24"/>
      <text:p text:style-name="P24"><text:soft-page-break/></text:p>
      <text:list xml:id="list6816071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53" text:outline-level="10"><text:toc-mark-start text:id="IMark65727240" text:outline-level="1"/>Specific Requirements<text:toc-mark-end text:id="IMark65727240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1" draw:style-name="gr1" draw:text-style-name="P54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22"><text:toc-mark-start text:id="IMark40985272" text:outline-level="2"/>External Interface Requirements<text:toc-mark-end text:id="IMark40985272"/></text:p>
      <text:p text:style-name="P24"><text:toc-mark-start text:id="IMark65727240" text:outline-level="3"/>User Interfaces<text:toc-mark-end text:id="IMark65727240"/></text:p>
      <text:p text:style-name="P24"><text:toc-mark-start text:id="IMark40985272" text:outline-level="3"/>Hardware Interfaces<text:toc-mark-end text:id="IMark40985272"/></text:p>
      <text:p text:style-name="P24"><text:toc-mark-start text:id="IMark65727240" text:outline-level="3"/>Software Interfaces<text:toc-mark-end text:id="IMark65727240"/></text:p>
      <text:p text:style-name="P24"><text:toc-mark-start text:id="IMark40985272" text:outline-level="3"/>Communication Interfaces<text:toc-mark-end text:id="IMark40985272"/></text:p>
      <text:p text:style-name="P24"/>
      <text:p text:style-name="P22"><text:toc-mark-start text:id="IMark65727240" text:outline-level="2"/>Functional Requirements<text:toc-mark-end text:id="IMark65727240"/></text:p>
      <text:p text:style-name="P22"/>
      <text:p text:style-name="P22"><text:toc-mark-start text:id="IMark40985272" text:outline-level="2"/>Performance Requirements<text:toc-mark-end text:id="IMark40985272"/></text:p>
      <text:p text:style-name="P24"><text:toc-mark-start text:id="IMark65727240" text:outline-level="3"/>Standards<text:toc-mark-end text:id="IMark65727240"/></text:p>
      <text:p text:style-name="P24"><text:toc-mark-start text:id="IMark40985272" text:outline-level="3"/>Hardware Limitations<text:toc-mark-end text:id="IMark40985272"/></text:p>
      <text:p text:style-name="P24"/>
      <text:p text:style-name="P22"><text:toc-mark-start text:id="IMark65727240" text:outline-level="2"/>Design Constraints<text:toc-mark-end text:id="IMark65727240"/></text:p>
      <text:p text:style-name="P24"><text:toc-mark-start text:id="IMark40985272" text:outline-level="3"/>Availability<text:toc-mark-end text:id="IMark40985272"/></text:p>
      <text:p text:style-name="P24"><text:toc-mark-start text:id="IMark65727240" text:outline-level="3"/>Security<text:toc-mark-end text:id="IMark65727240"/></text:p>
      <text:p text:style-name="P24"><text:toc-mark-start text:id="IMark40985272" text:outline-level="3"/>Maintainability<text:toc-mark-end text:id="IMark40985272"/></text:p>
      <text:p text:style-name="P24"/>
      <text:p text:style-name="P47"><text:toc-mark-start text:id="IMark65727240" text:outline-level="2"/>Other Requirements<text:toc-mark-end text:id="IMark657272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8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4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ZED</text:p>
      </style:header>
      <style:header-left>
        <text:p text:style-name="MP3">ZED</text:p>
      </style:header-left>
      <style:footer>
        <text:p text:style-name="MP4"><draw:line text:anchor-type="paragraph" draw:z-index="5" draw:style-name="Mgr1" draw:text-style-name="MP5" svg:x1="6.6894in" svg:y1="0.1in" svg:x2="0.0138in" svg:y2="0.1in"><text:p/></draw:line></text:p>
        <text:p text:style-name="MP4">DOC-<text:page-number style:num-format="i" text:select-page="current">vii</text:page-number></text:p>
      </style:footer>
      <style:footer-left>
        <text:p text:style-name="MP4"><draw:line text:anchor-type="paragraph" draw:z-index="2" draw:style-name="Mgr1" draw:text-style-name="MP5" svg:x1="6.6894in" svg:y1="0.1in" svg:x2="0.0047in" svg:y2="0.1161in"><text:p/></draw:line></text:p>
        <text:p text:style-name="MP4">EDD-<text:page-number style:num-format="i" text:select-page="current">iv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" draw:style-name="Mgr1" draw:text-style-name="MP5" svg:x1="6.6894in" svg:y1="0.1in" svg:x2="0.0047in" svg:y2="0.1161in"><text:p/></draw:line></text:p>
        <text:p text:style-name="MP4">EDD-<text:page-number style:num-format="i" text:select-page="current">iv</text:page-number></text:p>
      </style:footer>
      <style:footer-left>
        <text:p text:style-name="MP7"><draw:line text:anchor-type="paragraph" draw:z-index="11" draw:style-name="Mgr3" draw:text-style-name="MP5" svg:x1="0.0063in" svg:y1="0.1in" svg:x2="6.6937in" svg:y2="0.1in"><text:p/></draw:line></text:p>
        <text:p text:style-name="MP7">DOC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8"><text:chapter text:display="name" text:outline-level="1"/></text:p>
        <text:p text:style-name="MP8"><draw:line text:anchor-type="paragraph" draw:z-index="15" draw:style-name="Mgr2" draw:text-style-name="MP5" svg:x1="-0.0028in" svg:y1="0.0437in" svg:x2="6.6618in" svg:y2="0.0319in"><text:p/></draw:line></text:p>
      </style:header>
      <style:header-left>
        <text:p text:style-name="MP6"><text:title>ZED Software Requirements Specification</text:title></text:p>
        <text:p text:style-name="MP6"><draw:line text:anchor-type="paragraph" draw:z-index="13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2" draw:style-name="Mgr1" draw:text-style-name="MP5" svg:x1="6.6894in" svg:y1="0.1in" svg:x2="0.0047in" svg:y2="0.1161in"><text:p/></draw:line></text:p>
        <text:p text:style-name="MP4">EDD-<text:page-number style:num-format="i" text:select-page="current">iv</text:page-number></text:p>
      </style:footer>
      <style:footer-left>
        <text:p text:style-name="MP7"><draw:line text:anchor-type="paragraph" draw:z-index="14" draw:style-name="Mgr3" draw:text-style-name="MP5" svg:x1="0.0063in" svg:y1="0.1in" svg:x2="6.6937in" svg:y2="0.1in"><text:p/></draw:line></text:p>
        <text:p text:style-name="MP7">EDD-<text:page-number style:num-format="i" text:select-page="current">iv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1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7" draw:style-name="Mgr1" draw:text-style-name="MP5" svg:x1="6.6894in" svg:y1="0.1in" svg:x2="0.0047in" svg:y2="0.1161in"><text:p/></draw:line></text:p>
        <text:p text:style-name="MP4">DOC-<text:page-number style:num-format="1" text:select-page="current">3</text:page-number></text:p>
      </style:footer>
      <style:footer-left>
        <text:p text:style-name="MP7"><draw:line text:anchor-type="paragraph" draw:z-index="19" draw:style-name="Mgr3" draw:text-style-name="MP5" svg:x1="0.0063in" svg:y1="0.1in" svg:x2="6.6937in" svg:y2="0.1in"><text:p/></draw:line></text:p>
        <text:p text:style-name="MP7">EDD-<text:page-number style:num-format="i" text:select-page="current">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8"><text:chapter text:display="name" text:outline-level="10"/></text:p>
        <text:p text:style-name="MP8"><draw:line text:anchor-type="paragraph" draw:z-index="20" draw:style-name="Mgr2" draw:text-style-name="MP5" svg:x1="-0.0028in" svg:y1="0.0437in" svg:x2="6.6618in" svg:y2="0.0319in"><text:p/></draw:line></text:p>
      </style:header>
      <style:header-left>
        <text:p text:style-name="MP6"><text:title>ZED Software Requirements Specification</text:title></text:p>
        <text:p text:style-name="MP6"><draw:line text:anchor-type="paragraph" draw:z-index="22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1" draw:style-name="Mgr1" draw:text-style-name="MP5" svg:x1="6.6894in" svg:y1="0.1in" svg:x2="0.0047in" svg:y2="0.1161in"><text:p/></draw:line></text:p>
        <text:p text:style-name="MP4">DOC-<text:page-number style:num-format="1" text:select-page="current">3</text:page-number></text:p>
      </style:footer>
      <style:footer-left>
        <text:p text:style-name="MP7"><draw:line text:anchor-type="paragraph" draw:z-index="23" draw:style-name="Mgr3" draw:text-style-name="MP5" svg:x1="0.0063in" svg:y1="0.1in" svg:x2="6.6937in" svg:y2="0.1in"><text:p/></draw:line></text:p>
        <text:p text:style-name="MP7">EDD-<text:page-number style:num-format="i" text:select-page="current">iv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25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4" draw:style-name="Mgr1" draw:text-style-name="MP5" svg:x1="6.6894in" svg:y1="0.1in" svg:x2="0.0047in" svg:y2="0.1161in"><text:p/></draw:line></text:p>
        <text:p text:style-name="MP4">EDD-<text:page-number style:num-format="1" text:select-page="current">5</text:page-number></text:p>
      </style:footer>
      <style:footer-left>
        <text:p text:style-name="MP7"><draw:line text:anchor-type="paragraph" draw:z-index="26" draw:style-name="Mgr3" draw:text-style-name="MP5" svg:x1="0.0063in" svg:y1="0.1in" svg:x2="6.6937in" svg:y2="0.1in"><text:p/></draw:line></text:p>
        <text:p text:style-name="MP7">DOC-<text:page-number style:num-format="1"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21:52:00</meta:creation-date>
    <meta:editing-duration>P5DT21H11M47S</meta:editing-duration>
    <meta:editing-cycles>28</meta:editing-cycles>
    <meta:generator>LibreOffice/3.5$Linux_X86_64 LibreOffice_project/350m1$Build-2</meta:generator>
    <dc:title>ZED Software Requirements Specification</dc:title>
    <dc:date>2012-10-01T02:11:03</dc:date>
    <meta:document-statistic meta:table-count="2" meta:image-count="0" meta:object-count="0" meta:page-count="13" meta:paragraph-count="149" meta:word-count="646" meta:character-count="4372" meta:non-whitespace-character-count="3868"/>
    <meta:template xlink:type="simple" xlink:actuate="onRequest" xlink:title="Open Game Developers Documentation [Ver. 3]" xlink:href="../../../../../../.config/libreoffice/3/user/template/Open%20Game%20Developers%20Documentation%20%5BVer.%203%5D.ott" meta:date="2012-09-18T21:52:00"/>
  </office:meta>
</office:document-meta>
</file>